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ttingsManager.SettingsManag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ettingsManage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ingsManager.loadSett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ttingsManager.loadGlobalProperti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ettingsManager.configure( Settings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ttingsManager.loadGlobalSetting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ettingsManager.loadProfileble( Profileable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ttingsManager.getSettings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ingsManager.createProfilebleEvent( Profileable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ttingsManager.saveProfileableSetting( File settingsDi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ettingsManager.getDefault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ingsManager.loadProperties( Profileable p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ettingsManager.loadProfileableSetting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ttingsManager.addSettingsListener( Settings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ttingsManager.saveSett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ttingsManager.saveGlobalSettings( File settingsDi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